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 style:writing-mode="lr-tb"/>
      <style:text-properties officeooo:paragraph-rsid="0019dcdf"/>
    </style:style>
    <style:style style:name="P3" style:family="paragraph" style:parent-style-name="Standard">
      <style:paragraph-properties fo:text-align="center" style:justify-single-word="false"/>
      <style:text-properties officeooo:paragraph-rsid="0019dcd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dcdf"/>
    </style:style>
    <style:style style:name="P5" style:family="paragraph" style:parent-style-name="Standard">
      <style:paragraph-properties fo:text-align="start" style:justify-single-word="false"/>
      <style:text-properties officeooo:paragraph-rsid="0019dcdf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9dcdf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9dcd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9dcdf"/>
    </style:style>
    <style:style style:name="T4" style:family="text">
      <style:text-properties officeooo:rsid="0019dc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2.03" style:data-style-name="N0">2.03</text:variable-set>: The Definition of Acceleration</text:p>
      <text:p text:style-name="P5"/>
      <text:list xml:id="list5723166499048389569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5138203998673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2">. <text:s/>How fast is the car traveling after </text:span><text:span text:style-name="T3">6</text:span><text:span text:style-name="T2"> seconds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139185899535" text:continue-numbering="true" text:style-name="L1">
        <text:list-item>
          <text:p text:style-name="P6">You are riding your bike at a speed of 4 m/s when you see a large dog behind you. <text:s/>In an effort to outrun the dog, you accelerate to 20 m/s over the course of the next <text:span text:style-name="T4">10</text:span> seconds. <text:s/>What was your rate of acceleration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138235410809" text:continue-numbering="true" text:style-name="L1">
        <text:list-item>
          <text:p text:style-name="P4"><text:span text:style-name="T2">You are skydiving, and are falling at your terminal velocity of 60 m/s. <text:s/>You pull your parachute, and decelerate to a speed of 10 m/s, at a rate of </text:span><text:span text:style-name="T3">4</text:span><text:span text:style-name="T2"> m/s</text:span><text:span text:style-name="T1">2</text:span><text:span text:style-name="T2">. <text:s/>How long did it take you to reach your final velocity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138874449193" text:continue-numbering="true" text:style-name="L1">
        <text:list-item>
          <text:p text:style-name="P6">A car is driving on Lee Trevino at 20 m/s when the driver sees a red light. <text:s/>The driver slows the car to a stop over the next <text:span text:style-name="T4">9</text:span> seconds. <text:s/>What is the acceleration of the car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138007733637" text:continue-numbering="true" text:style-name="L1">
        <text:list-item>
          <text:p text:style-name="P6"><text:soft-page-break/>A Lauren is walking at <text:span text:style-name="T4">3</text:span> m/s when she is startled by Benny walking behind her. Over the next two seconds, she starts to run at 6 m/s. What was her acceleration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138083237853" text:continue-numbering="true" text:style-name="L1">
        <text:list-item>
          <text:p text:style-name="P6">A plane is traveling 2<text:span text:style-name="T4">0</text:span>0 m/s when it touches down on the runway while landing. <text:s/>It comes to a complete stop in 25 seconds. <text:s/>What is the acceleration of the plan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137626430299" text:continue-numbering="true" text:style-name="L1">
        <text:list-item>
          <text:p text:style-name="P6">Elijah is driving a car with a top acceleration of 1<text:span text:style-name="T4">1</text:span> m/s. <text:s/>If he starts from a stop, and accelerates for 3 seconds, what is the speed his car will be going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5138556727559" text:continue-numbering="true" text:style-name="L1">
        <text:list-item>
          <text:p text:style-name="P2"><text:span text:style-name="T2">Celina is marching forward at a speed of </text:span><text:span text:style-name="T3">2</text:span><text:span text:style-name="T2"> m/s when she starts to march backward at a speed of </text:span><text:span text:style-name="T3">1</text:span><text:span text:style-name="T2"> m/s. <text:s/>If she accelerates at 12 m/s</text:span><text:span text:style-name="T1">2</text:span><text:span text:style-name="T2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3-11-03T13:51:37.048598667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2.437996378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3:51:36.996646446</dc:date>
    <dc:creator>Jonas Williamson</dc:creator>
    <meta:document-statistic meta:table-count="0" meta:image-count="2" meta:object-count="0" meta:page-count="2" meta:paragraph-count="12" meta:word-count="326" meta:character-count="1670" meta:non-whitespace-character-count="1316"/>
  </office:meta>
</office:document-meta>
</file>